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0d0d3" officeooo:paragraph-rsid="0020d0d3"/>
    </style:style>
    <style:style style:name="P2" style:family="paragraph" style:parent-style-name="Standard" style:list-style-name="L1">
      <style:text-properties officeooo:rsid="0020d0d3" officeooo:paragraph-rsid="0020d0d3"/>
    </style:style>
    <style:style style:name="P3" style:family="paragraph" style:parent-style-name="Standard" style:list-style-name="L2">
      <style:text-properties officeooo:rsid="0020d0d3" officeooo:paragraph-rsid="0020d0d3"/>
    </style:style>
    <style:style style:name="P4" style:family="paragraph" style:parent-style-name="Standard">
      <style:text-properties officeooo:rsid="0020d0d3" officeooo:paragraph-rsid="002784d6"/>
    </style:style>
    <style:style style:name="P5" style:family="paragraph" style:parent-style-name="Standard" style:list-style-name="L1">
      <style:text-properties officeooo:paragraph-rsid="0020d0d3"/>
    </style:style>
    <style:style style:name="P6" style:family="paragraph" style:parent-style-name="Standard" style:list-style-name="L1">
      <style:text-properties officeooo:paragraph-rsid="00222a0f"/>
    </style:style>
    <style:style style:name="P7" style:family="paragraph" style:parent-style-name="Standard" style:list-style-name="L1">
      <style:text-properties officeooo:paragraph-rsid="0022fbfe"/>
    </style:style>
    <style:style style:name="P8" style:family="paragraph" style:parent-style-name="Standard" style:list-style-name="L1">
      <style:text-properties officeooo:paragraph-rsid="0024445c"/>
    </style:style>
    <style:style style:name="P9" style:family="paragraph" style:parent-style-name="Standard" style:list-style-name="L1">
      <style:text-properties officeooo:paragraph-rsid="0024ee32"/>
    </style:style>
    <style:style style:name="P10" style:family="paragraph" style:parent-style-name="Standard" style:list-style-name="L1">
      <style:text-properties officeooo:paragraph-rsid="0025cd4b"/>
    </style:style>
    <style:style style:name="P11" style:family="paragraph" style:parent-style-name="Standard" style:list-style-name="L1">
      <style:text-properties officeooo:paragraph-rsid="002784d6"/>
    </style:style>
    <style:style style:name="P12" style:family="paragraph" style:parent-style-name="Standard" style:list-style-name="L1">
      <style:text-properties officeooo:rsid="00222a0f" officeooo:paragraph-rsid="00222a0f"/>
    </style:style>
    <style:style style:name="P13" style:family="paragraph" style:parent-style-name="Standard" style:list-style-name="L1">
      <style:text-properties officeooo:rsid="0024445c" officeooo:paragraph-rsid="0024445c"/>
    </style:style>
    <style:style style:name="P14" style:family="paragraph" style:parent-style-name="Standard" style:list-style-name="L1">
      <style:text-properties officeooo:rsid="0024ee32" officeooo:paragraph-rsid="0024ee32"/>
    </style:style>
    <style:style style:name="P15" style:family="paragraph" style:parent-style-name="Standard" style:list-style-name="L1">
      <style:text-properties officeooo:rsid="0025cd4b" officeooo:paragraph-rsid="0025cd4b"/>
    </style:style>
    <style:style style:name="P16" style:family="paragraph" style:parent-style-name="Standard">
      <style:text-properties officeooo:rsid="0025cd4b" officeooo:paragraph-rsid="002784d6"/>
    </style:style>
    <style:style style:name="P17" style:family="paragraph" style:parent-style-name="Standard" style:list-style-name="L1">
      <style:text-properties officeooo:rsid="0025cd4b" officeooo:paragraph-rsid="0025cd4b" fo:background-color="#ff0000"/>
    </style:style>
    <style:style style:name="T1" style:family="text">
      <style:text-properties officeooo:rsid="0020d0d3"/>
    </style:style>
    <style:style style:name="T2" style:family="text">
      <style:text-properties fo:color="#c9211e"/>
    </style:style>
    <style:style style:name="T3" style:family="text">
      <style:text-properties fo:color="#c9211e" fo:font-weight="bold" style:font-weight-asian="bold" style:font-weight-complex="bold"/>
    </style:style>
    <style:style style:name="T4" style:family="text">
      <style:text-properties fo:color="#c9211e" officeooo:rsid="00222a0f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784d6" style:font-weight-asian="bold" style:font-weight-complex="bold"/>
    </style:style>
    <style:style style:name="T7" style:family="text">
      <style:text-properties fo:font-weight="bold" fo:background-color="#ffff00" loext:char-shading-value="0" style:font-weight-asian="bold" style:font-weight-complex="bold"/>
    </style:style>
    <style:style style:name="T8" style:family="text">
      <style:text-properties officeooo:rsid="00222a0f"/>
    </style:style>
    <style:style style:name="T9" style:family="text">
      <style:text-properties officeooo:rsid="0020d0d3" fo:background-color="#ffff00" loext:char-shading-value="0"/>
    </style:style>
    <style:style style:name="T10" style:family="text">
      <style:text-properties officeooo:rsid="00222a0f" fo:background-color="#ffff00" loext:char-shading-value="0"/>
    </style:style>
    <style:style style:name="T11" style:family="text">
      <style:text-properties fo:background-color="#ffff00" loext:char-shading-value="0"/>
    </style:style>
    <style:style style:name="T12" style:family="text">
      <style:text-properties officeooo:rsid="0022fbfe" fo:background-color="#ffff00" loext:char-shading-value="0"/>
    </style:style>
    <style:style style:name="T13" style:family="text">
      <style:text-properties officeooo:rsid="0024445c" fo:background-color="#ffff00" loext:char-shading-value="0"/>
    </style:style>
    <style:style style:name="T14" style:family="text">
      <style:text-properties officeooo:rsid="0024ee32" fo:background-color="#ffff00" loext:char-shading-value="0"/>
    </style:style>
    <style:style style:name="T15" style:family="text">
      <style:text-properties officeooo:rsid="00222a0f" fo:background-color="transparent" loext:char-shading-value="0"/>
    </style:style>
    <style:style style:name="T16" style:family="text">
      <style:text-properties fo:background-color="transparent" loext:char-shading-value="0"/>
    </style:style>
    <style:style style:name="T17" style:family="text">
      <style:text-properties officeooo:rsid="0022fbfe" fo:background-color="transparent" loext:char-shading-value="0"/>
    </style:style>
    <style:style style:name="T18" style:family="text">
      <style:text-properties officeooo:rsid="0024445c" fo:background-color="transparent" loext:char-shading-value="0"/>
    </style:style>
    <style:style style:name="T19" style:family="text">
      <style:text-properties officeooo:rsid="0024ee32" fo:background-color="transparent" loext:char-shading-value="0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fo:background-color="transparent" loext:char-shading-value="0" style:font-style-asian="normal" style:font-style-complex="normal"/>
    </style:style>
    <style:style style:name="T22" style:family="text">
      <style:text-properties fo:font-style="normal" officeooo:rsid="0025cd4b" fo:background-color="transparent" loext:char-shading-value="0" style:font-style-asian="normal" style:font-style-complex="normal"/>
    </style:style>
    <style:style style:name="T23" style:family="text">
      <style:text-properties fo:font-style="normal" officeooo:rsid="002784d6" fo:background-color="transparent" loext:char-shading-value="0" style:font-style-asian="normal" style:font-style-complex="normal"/>
    </style:style>
    <style:style style:name="T24" style:family="text">
      <style:text-properties fo:font-style="normal" fo:background-color="#81d41a" loext:char-shading-value="0" style:font-style-asian="normal" style:font-style-complex="normal"/>
    </style:style>
    <style:style style:name="T25" style:family="text">
      <style:text-properties fo:font-style="normal" officeooo:rsid="0025cd4b" fo:background-color="#81d41a" loext:char-shading-value="0" style:font-style-asian="normal" style:font-style-complex="normal"/>
    </style:style>
    <style:style style:name="T26" style:family="text">
      <style:text-properties fo:font-style="normal" officeooo:rsid="0024ee32" fo:background-color="#81d41a" loext:char-shading-value="0" style:font-style-asian="normal" style:font-style-complex="normal"/>
    </style:style>
    <style:style style:name="T27" style:family="text">
      <style:text-properties fo:font-style="normal" fo:background-color="#ffff00" loext:char-shading-value="0" style:font-style-asian="normal" style:font-style-complex="normal"/>
    </style:style>
    <style:style style:name="T28" style:family="text">
      <style:text-properties fo:font-style="normal" officeooo:rsid="0025cd4b" fo:background-color="#ffff00" loext:char-shading-value="0" style:font-style-asian="normal" style:font-style-complex="normal"/>
    </style:style>
    <style:style style:name="T29" style:family="text">
      <style:text-properties fo:font-style="normal" officeooo:rsid="002784d6" fo:background-color="#ffff00" loext:char-shading-value="0" style:font-style-asian="normal" style:font-style-complex="normal"/>
    </style:style>
    <style:style style:name="T30" style:family="text">
      <style:text-properties fo:font-style="normal" fo:font-weight="bold" officeooo:rsid="0025cd4b" fo:background-color="#ffff00" loext:char-shading-value="0" style:font-style-asian="normal" style:font-weight-asian="bold" style:font-style-complex="normal" style:font-weight-complex="bold"/>
    </style:style>
    <style:style style:name="T31" style:family="text">
      <style:text-properties fo:font-style="normal" fo:font-weight="bold" officeooo:rsid="002784d6" fo:background-color="#ffff00" loext:char-shading-value="0" style:font-style-asian="normal" style:font-weight-asian="bold" style:font-style-complex="normal" style:font-weight-complex="bold"/>
    </style:style>
    <style:style style:name="T32" style:family="text">
      <style:text-properties officeooo:rsid="0024ee32" fo:background-color="#81d41a" loext:char-shading-value="0"/>
    </style:style>
    <style:style style:name="T33" style:family="text">
      <style:text-properties officeooo:rsid="002784d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The </text:span><text:span text:style-name="T3">nano</text:span><text:span text:style-name="T5"> command benefits</text:span> </text:p>
      <text:list xml:id="list2145987275" text:style-name="L1">
        <text:list-item>
          <text:p text:style-name="P12">nano is a text editor that allows you to edit files through the command line </text:p>
          <text:list>
            <text:list-item>
              <text:p text:style-name="P12">To edit a file you can do it through the command line with out the need of a graphical interface like the “LabOfficeWrite”</text:p>
            </text:list-item>
          </text:list>
        </text:list-item>
      </text:list>
      <text:p text:style-name="P1"/>
      <text:p text:style-name="P1"><text:span text:style-name="T5">Steps</text:span> </text:p>
      <text:list xml:id="list3973364651" text:style-name="L2">
        <text:list-item>
          <text:p text:style-name="P3">type <text:span text:style-name="T2">nano</text:span> (file_name) </text:p>
          <text:list>
            <text:list-item>
              <text:p text:style-name="P3">the fine name can a new file which you make on the spot or an existing file</text:p>
            </text:list-item>
          </text:list>
        </text:list-item>
      </text:list>
      <text:p text:style-name="P1"><text:span text:style-name="T5"/></text:p>
      <text:p text:style-name="P1"><text:span text:style-name="T5"/></text:p>
      <text:p text:style-name="P4"><text:span text:style-name="T5">Some important options in the </text:span><text:span text:style-name="T3">nano</text:span><text:span text:style-name="T5"> command. </text:span></text:p>
      <text:p text:style-name="P4"><text:span text:style-name="T6">There are many other commands that are available in the bottom of the nano text editor after you open it</text:span></text:p>
      <text:p text:style-name="P4"><text:span text:style-name="T29">M- <text:s/>means </text:span><text:span text:style-name="T28"><text:s/></text:span><text:span text:style-name="T30"><text:s/></text:span><text:span text:style-name="T31">Alt</text:span></text:p>
      <text:p text:style-name="P4"><text:span text:style-name="T29">^ means </text:span><text:span text:style-name="T31">Ctrl</text:span><text:span text:style-name="T29"> </text:span></text:p>
      <text:p text:style-name="P4"><text:span text:style-name="T29"/></text:p>
      <text:list xml:id="list130915664008245" text:continue-list="list2145987275" text:style-name="L1">
        <text:list-item>
          <text:p text:style-name="P2"><text:span text:style-name="T11">^G </text:span>-&gt; <text:span text:style-name="T7">Ctrl</text:span> <text:span text:style-name="T11">G</text:span> -&gt; opens up the get help menu </text:p>
        </text:list-item>
        <text:list-item>
          <text:p text:style-name="P5"><text:span text:style-name="T9">^O</text:span><text:span text:style-name="T1"> </text:span><text:span text:style-name="T9">Write</text:span><text:span text:style-name="T1"> </text:span><text:span text:style-name="T9">Out</text:span><text:span text:style-name="T1"> is the option which saves the file </text:span></text:p>
        </text:list-item>
        <text:list-item>
          <text:p text:style-name="P6"><text:span text:style-name="T9">^</text:span><text:span text:style-name="T10">R</text:span><text:span text:style-name="T1"> </text:span><text:span text:style-name="T10">ReadFile</text:span><text:span text:style-name="T8"> allows you to get the content of a different file and place it in the file you are using the </text:span><text:span text:style-name="T4">nano</text:span><text:span text:style-name="T8"> command to open </text:span><text:span text:style-name="T1"><text:s/></text:span></text:p>
        </text:list-item>
        <text:list-item>
          <text:p text:style-name="P6"><text:span text:style-name="T9">^</text:span><text:span text:style-name="T10">W</text:span><text:span text:style-name="T1"> </text:span><text:span text:style-name="T10">Where Is <text:s/></text:span><text:span text:style-name="T15">search for words within your file, make sure you go to the top of the file. </text:span></text:p>
          <text:list>
            <text:list-item>
              <text:p text:style-name="P7"><text:span text:style-name="T15">A</text:span><text:span text:style-name="T17">fter you write something. You need to click on </text:span><text:span text:style-name="T12">A|t W</text:span><text:span text:style-name="T17"> to keep switching bettwwen all the similar words</text:span></text:p>
            </text:list-item>
          </text:list>
        </text:list-item>
        <text:list-item>
          <text:p text:style-name="P13"><text:span text:style-name="T12">^</text:span><text:span text:style-name="T11">\ Replace</text:span><text:span text:style-name="T16"> this will replace words within your file</text:span></text:p>
        </text:list-item>
        <text:list-item>
          <text:p text:style-name="P8"><text:span text:style-name="T12">^</text:span><text:span text:style-name="T13">K Cut Text</text:span><text:span text:style-name="T18"> this will cut the words within your file. Then you can use </text:span><text:span text:style-name="T13">^U to Uncut </text:span><text:span text:style-name="T18">Text to pade the cut text</text:span></text:p>
        </text:list-item>
        <text:list-item>
          <text:p text:style-name="P9"><text:span text:style-name="T12">^</text:span><text:span text:style-name="T14">J</text:span><text:span text:style-name="T13"> </text:span><text:span text:style-name="T14">Justify</text:span><text:span text:style-name="T13"> Text</text:span><text:span text:style-name="T18"> this will make</text:span><text:span text:style-name="T19"> sure that your text takes the full size of the window. </text:span></text:p>
        </text:list-item>
        <text:list-item>
          <text:p text:style-name="P9"><text:span text:style-name="T12">^</text:span><text:span text:style-name="T14">T</text:span><text:span text:style-name="T13"> </text:span><text:span text:style-name="T14">To Spell</text:span><text:span text:style-name="T18"> this <text:s/></text:span><text:span text:style-name="T19">is a spell checker, by default a spell is not installed for the nano command. Therefore you need to install that for the nano command. </text:span></text:p>
          <text:list>
            <text:list-item>
              <text:p text:style-name="P9"><text:span text:style-name="T19">1. go to the nano configuration file with the nano command -&gt; </text:span><text:span text:style-name="T32">nano </text:span><text:span text:style-name="T26">etc/nanorc</text:span></text:p>
              <text:list>
                <text:list-item>
                  <text:p text:style-name="P14"><text:span text:style-name="T21">The file will be unwritable. Therefore exit and in the terminal type -</text:span><text:span text:style-name="T22">&gt;</text:span><text:span text:style-name="T21"> </text:span><text:span text:style-name="T24">sudo nano </text:span><text:span text:style-name="T25">etc/</text:span><text:span text:style-name="T24">nanorc</text:span></text:p>
                  <text:list>
                    <text:list-item>
                      <text:p text:style-name="P17"><text:span text:style-name="T20">The sudo allows you to run each command as the administrator or the root user</text:span></text:p>
                    </text:list-item>
                  </text:list>
                </text:list-item>
              </text:list>
            </text:list-item>
            <text:list-item>
              <text:p text:style-name="P14"><text:span text:style-name="T21">2. </text:span><text:span text:style-name="T22">find the command that is called “aspell -x -c” </text:span></text:p>
            </text:list-item>
            <text:list-item>
              <text:p text:style-name="P15"><text:span text:style-name="T21">3. remove the hash infront of that line the hash is #</text:span></text:p>
            </text:list-item>
            <text:list-item>
              <text:p text:style-name="P15"><text:span text:style-name="T21">4. save the file using </text:span><text:span text:style-name="T27">^O</text:span></text:p>
            </text:list-item>
            <text:list-item>
              <text:p text:style-name="P15"><text:span text:style-name="T21">5. close the file using </text:span><text:span text:style-name="T27">^X</text:span></text:p>
            </text:list-item>
          </text:list>
        </text:list-item>
        <text:list-item>
          <text:p text:style-name="P15"><text:span text:style-name="T27">^C Cur Pos </text:span><text:span text:style-name="T21"><text:s/>tells you your current location with respect yo the file</text:span></text:p>
        </text:list-item>
        <text:list-item>
          <text:p text:style-name="P10"><text:span text:style-name="T28">^_ Go to a Line </text:span><text:span text:style-name="T22"><text:s/>takes you to a specific line based on the row and column </text:span></text:p>
        </text:list-item>
        <text:list-item>
          <text:p text:style-name="P11"><text:span text:style-name="T29">M-U -&gt;</text:span><text:span text:style-name="T28"> </text:span><text:span text:style-name="T30"><text:s/></text:span><text:span text:style-name="T31">A/T </text:span><text:span text:style-name="T29">U </text:span><text:span text:style-name="T23">-&gt; <text:s/>undo an action</text:span></text:p>
        </text:list-item>
        <text:list-item>
          <text:p text:style-name="P11"><text:span text:style-name="T29">M-6 -&gt;</text:span><text:span text:style-name="T28"> </text:span><text:span text:style-name="T30"><text:s/></text:span><text:span text:style-name="T31">A/T </text:span><text:span text:style-name="T29">6 </text:span><text:span text:style-name="T23">-&gt; <text:s/>copy text</text:span></text:p>
        </text:list-item>
      </text:list>
      <text:p text:style-name="P16"><text:span text:style-name="T2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6T11:57:59.669887358</meta:creation-date>
    <meta:generator>LibreOffice/6.4.7.2$Linux_X86_64 LibreOffice_project/40$Build-2</meta:generator>
    <dc:date>2022-01-16T13:05:30.417529665</dc:date>
    <meta:editing-duration>PT13M43S</meta:editing-duration>
    <meta:editing-cycles>2</meta:editing-cycles>
    <meta:document-statistic meta:table-count="0" meta:image-count="0" meta:object-count="0" meta:page-count="1" meta:paragraph-count="30" meta:word-count="408" meta:character-count="1938" meta:non-whitespace-character-count="1558"/>
  </office:meta>
</office:document-meta>
</file>